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AnnotationVisitor.writeTaglib( PackageDeclaration packageDeclaration , Taglib taglibAnnotation ,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obagoAnnotationVisitor.addAttribute( MethodDeclaration d , Element tagElement , Document docu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TobagoAnnotationVisitor.createTag( Declaration decl , Tag annotationTag , String className , Document document , boolean deprecat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TobagoAnnotationVisitor.TobagoAnnotationVisitor(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